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2EEEA712C6F3D190.png" manifest:media-type="image/png"/>
  <manifest:file-entry manifest:full-path="Pictures/1000020100000321000005DEF614A890BBE98D72.png" manifest:media-type="image/png"/>
  <manifest:file-entry manifest:full-path="Pictures/1000020100000321000005DE19FEC1D28CC05F71.png" manifest:media-type="image/png"/>
  <manifest:file-entry manifest:full-path="Pictures/1000020100000321000005DE3C8F0DA966D3A087.png" manifest:media-type="image/png"/>
  <manifest:file-entry manifest:full-path="Pictures/1000020100000321000005DEF364C35388B56F81.png" manifest:media-type="image/png"/>
  <manifest:file-entry manifest:full-path="Pictures/1000020100000321000005DE182740764422DF37.png" manifest:media-type="image/png"/>
  <manifest:file-entry manifest:full-path="Pictures/1000020100000321000005DED9A22FD150AB55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10d0c" draw:fill="none" draw:textarea-horizontal-align="justify" draw:textarea-vertical-align="middle" draw:auto-grow-height="false" fo:min-height="7.388cm" fo:min-width="7.986cm"/>
    </style:style>
    <style:style style:name="gr3" style:family="graphic" style:parent-style-name="standard">
      <style:graphic-properties svg:stroke-color="#f10d0c" draw:fill="none" draw:textarea-horizontal-align="justify" draw:textarea-vertical-align="middle" draw:auto-grow-height="false" fo:min-height="6.964cm" fo:min-width="19.44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5" style:family="graphic" style:parent-style-name="standard">
      <style:graphic-properties svg:stroke-color="#f10d0c" draw:fill="none" draw:textarea-horizontal-align="justify" draw:textarea-vertical-align="middle" draw:auto-grow-height="false" fo:min-height="8.944cm" fo:min-width="8.128cm"/>
    </style:style>
    <style:style style:name="gr6" style:family="graphic" style:parent-style-name="standard">
      <style:graphic-properties svg:stroke-color="#f10d0c" draw:fill="none" draw:textarea-horizontal-align="justify" draw:textarea-vertical-align="middle" draw:auto-grow-height="false" fo:min-height="2.508cm" fo:min-width="2.47cm"/>
    </style:style>
    <style:style style:name="gr7" style:family="graphic" style:parent-style-name="standard">
      <style:graphic-properties svg:stroke-color="#f10d0c" draw:fill="none" draw:textarea-horizontal-align="justify" draw:textarea-vertical-align="middle" draw:auto-grow-height="false" fo:min-height="2.58cm" fo:min-width="2.188cm"/>
    </style:style>
    <style:style style:name="gr8" style:family="graphic" style:parent-style-name="standard">
      <style:graphic-properties svg:stroke-color="#f10d0c" draw:fill="none" draw:textarea-horizontal-align="justify" draw:textarea-vertical-align="middle" draw:auto-grow-height="false" fo:min-height="5.69cm" fo:min-width="8.552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96pt"/>
    </style:style>
    <style:style style:name="P5" style:family="paragraph">
      <loext:graphic-properties draw:fill="none" draw:fill-color="#ffffff"/>
      <style:paragraph-properties style:writing-mode="lr-tb"/>
      <style:text-properties fo:font-size="96pt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_Screen" draw:style-name="dp1" draw:master-page-name="Standard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2" draw:text-style-name="P2" draw:layer="layout" svg:width="12cm" svg:height="10.8cm" svg:x="58.8cm" svg:y="17.2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n_Screen" draw:style-name="dp4" draw:master-page-name="Standard" presentation:presentation-page-layout-name="AL1T1">
        <office:forms form:automatic-focus="false" form:apply-design-mode="false"/>
        <draw:custom-shape draw:style-name="gr3" draw:text-style-name="P2" draw:layer="layout" svg:width="28.2cm" svg:height="10.2cm" svg:x="20.4cm" svg:y="9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7cm" svg:height="4.2cm" svg:x="12.4cm" svg:y="75.2cm">
          <draw:text-box>
            <text:p text:style-name="P4"><text:span text:style-name="T1">**************</text:span></text:p>
          </draw:text-box>
        </draw:frame>
        <draw:frame draw:style-name="gr4" draw:text-style-name="P5" draw:layer="layout" svg:width="47cm" svg:height="4.2cm" svg:x="12.2cm" svg:y="60.8cm">
          <draw:text-box>
            <text:p text:style-name="P4"><text:span text:style-name="T1">Yves Mauni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lan-Suivi_Screen" draw:style-name="dp5" draw:master-page-name="Standard" presentation:presentation-page-layout-name="AL1T1">
        <office:forms form:automatic-focus="false" form:apply-design-mode="false"/>
        <draw:custom-shape draw:style-name="gr5" draw:text-style-name="P2" draw:layer="layout" svg:width="12.2cm" svg:height="13cm" svg:x="53.6cm" svg:y="126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il_Compte" draw:style-name="dp6" draw:master-page-name="Standard" presentation:presentation-page-layout-name="AL1T1">
        <office:forms form:automatic-focus="false" form:apply-design-mode="false"/>
        <draw:custom-shape draw:style-name="gr6" draw:text-style-name="P2" draw:layer="layout" svg:width="4.2cm" svg:height="3.9cm" svg:x="66.4cm" svg:y="79.5cm">
          <office:event-listeners>
            <presentation:event-listener script:event-name="dom:click" presentation:action="show" xlink:href="#Notifications_Fin-Formatio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8cm" svg:height="4cm" svg:x="66.6cm" svg:y="74.6cm">
          <office:event-listeners>
            <presentation:event-listener script:event-name="dom:click" presentation:action="show" xlink:href="#Notifications_Email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ifications_Email" draw:style-name="dp7" draw:master-page-name="Standard" presentation:presentation-page-layout-name="AL1T1">
        <office:forms form:automatic-focus="false" form:apply-design-mode="false"/>
        <draw:custom-shape draw:style-name="gr8" draw:text-style-name="P2" draw:layer="layout" svg:width="12.8cm" svg:height="8.4cm" svg:x="4.6cm" svg:y="17.8cm">
          <office:event-listeners>
            <presentation:event-listener script:event-name="dom:click" presentation:action="show" xlink:href="#Profil_Compt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ifications_Fin-Formation" draw:style-name="dp8" draw:master-page-name="Standard" presentation:presentation-page-layout-name="AL1T1">
        <office:forms form:automatic-focus="false" form:apply-design-mode="false"/>
        <draw:custom-shape draw:style-name="gr8" draw:text-style-name="P2" draw:layer="layout" svg:width="12.8cm" svg:height="8.4cm" svg:x="4.601cm" svg:y="17.801cm">
          <office:event-listeners>
            <presentation:event-listener script:event-name="dom:click" presentation:action="show" xlink:href="#Profil_Compt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321000005DED9A22FD150AB553F.png" xlink:type="simple" xlink:show="embed" xlink:actuate="onLoad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F614A890BBE98D72.png" xlink:type="simple" xlink:show="embed" xlink:actuate="onLoad"/>
    <draw:fill-image draw:name="Bitmap_20_4" draw:display-name="Bitmap 4" xlink:href="Pictures/1000020100000321000005DE182740764422DF37.png" xlink:type="simple" xlink:show="embed" xlink:actuate="onLoad"/>
    <draw:fill-image draw:name="Bitmap_20_5" draw:display-name="Bitmap 5" xlink:href="Pictures/1000020100000321000005DE2EEEA712C6F3D190.png" xlink:type="simple" xlink:show="embed" xlink:actuate="onLoad"/>
    <draw:fill-image draw:name="Bitmap_20_6" draw:display-name="Bitmap 6" xlink:href="Pictures/1000020100000321000005DE19FEC1D28CC05F71.png" xlink:type="simple" xlink:show="embed" xlink:actuate="onLoad"/>
    <draw:fill-image draw:name="background" xlink:href="Pictures/1000020100000321000005DEF364C35388B56F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1T16:49:34.847846935</dc:date>
    <meta:editing-duration>PT17M42S</meta:editing-duration>
    <meta:editing-cycles>5</meta:editing-cycles>
    <meta:generator>LibreOffice/6.4.7.2$Linux_X86_64 LibreOffice_project/40$Build-2</meta:generator>
    <meta:document-statistic meta:object-count="41"/>
  </office:meta>
</office:document-meta>
</file>